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ndex.getTermVectorParameter( Fieldable f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Index.setTermInfosIndexDivisor( int termInfosIndexDivi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PrintStream.LoggingPrin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Index.setMinMergeDocs( int minMergeDoc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Index.setUseCompoundFile( boolean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Index.isExi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dex.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dex.getReadOnlyIndex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Print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Index.getIndexWri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Index.addDocuments( Document [ ] doc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AbstractIndex.AbstractIndex( Analyzer analyzer , Similarity similarity , Directory directory , DocNumberCache cache , IndexingQueue indexingQue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ggingPrintStream.printl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Index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Index.getReadOnlyIndexReader( boolean initCach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AbstractIndex.commit( boolean optimiz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Index.getStoreParameter( Fieldable 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Index.ge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dex.getRamSizeInBy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Index.getIndexParameter( Fieldable 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Index.getIndexRe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Index.getFinishedDocument( Document doc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bstractIndex.setMaxFieldLength( int maxField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Index.releaseWriterAndReader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AbstractIndex.removeDocument( Term id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dex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Index.getTermInfosIndexDivi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dex.setMaxMergeDocs( int maxMergeDoc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gingPrintStream.prin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dex.invalidateSharedRe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Index.setMergeFactor( int mergeFa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